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061a" officeooo:paragraph-rsid="0003061a"/>
    </style:style>
    <style:style style:name="P2" style:family="paragraph" style:parent-style-name="Standard">
      <style:text-properties fo:font-style="italic" fo:font-weight="bold" officeooo:rsid="0003061a" officeooo:paragraph-rsid="0003061a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476a4" officeooo:paragraph-rsid="000476a4"/>
    </style:style>
    <style:style style:name="P4" style:family="paragraph" style:parent-style-name="Standard">
      <style:text-properties officeooo:rsid="00063599" officeooo:paragraph-rsid="00063599"/>
    </style:style>
    <style:style style:name="P5" style:family="paragraph" style:parent-style-name="Standard">
      <style:text-properties officeooo:rsid="00073553" officeooo:paragraph-rsid="00073553"/>
    </style:style>
    <style:style style:name="P6" style:family="paragraph" style:parent-style-name="Standard">
      <style:text-properties officeooo:rsid="000a4023" officeooo:paragraph-rsid="000a4023"/>
    </style:style>
    <style:style style:name="P7" style:family="paragraph" style:parent-style-name="Standard">
      <style:text-properties officeooo:rsid="0011f15e" officeooo:paragraph-rsid="0011f15e"/>
    </style:style>
    <style:style style:name="P8" style:family="paragraph" style:parent-style-name="Standard">
      <style:text-properties officeooo:rsid="0015081c" officeooo:paragraph-rsid="0015081c"/>
    </style:style>
    <style:style style:name="P9" style:family="paragraph" style:parent-style-name="Text_20_body">
      <style:text-properties style:text-underline-style="none" officeooo:rsid="0016ed66" officeooo:paragraph-rsid="0016ed66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none" officeooo:rsid="0016ed66" officeooo:paragraph-rsid="0016ed66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none" officeooo:rsid="0018703a" officeooo:paragraph-rsid="0018703a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none" officeooo:rsid="0019433d" officeooo:paragraph-rsid="0019433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none" officeooo:rsid="001b76a2" officeooo:paragraph-rsid="001b76a2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none" officeooo:rsid="001c4361" officeooo:paragraph-rsid="001c4361"/>
    </style:style>
    <style:style style:name="P15" style:family="paragraph" style:parent-style-name="Text_20_body">
      <style:paragraph-properties fo:margin-top="0cm" fo:margin-bottom="0cm" loext:contextual-spacing="false"/>
      <style:text-properties style:text-underline-style="none" officeooo:rsid="001de511" officeooo:paragraph-rsid="001de511"/>
    </style:style>
    <style:style style:name="P16" style:family="paragraph" style:parent-style-name="Text_20_body">
      <style:paragraph-properties fo:margin-top="0cm" fo:margin-bottom="0cm" loext:contextual-spacing="false"/>
      <style:text-properties style:text-underline-style="none" officeooo:rsid="001fa453" officeooo:paragraph-rsid="001fa453"/>
    </style:style>
    <style:style style:name="P17" style:family="paragraph" style:parent-style-name="Text_20_body">
      <style:paragraph-properties fo:margin-top="0cm" fo:margin-bottom="0cm" loext:contextual-spacing="false"/>
      <style:text-properties style:text-underline-style="none" officeooo:rsid="001fdb77" officeooo:paragraph-rsid="001fdb77"/>
    </style:style>
    <style:style style:name="P18" style:family="paragraph" style:parent-style-name="Text_20_body">
      <style:paragraph-properties fo:margin-top="0cm" fo:margin-bottom="0cm" loext:contextual-spacing="false"/>
      <style:text-properties style:text-underline-style="none" officeooo:rsid="002141a3" officeooo:paragraph-rsid="002141a3"/>
    </style:style>
    <style:style style:name="P19" style:family="paragraph" style:parent-style-name="Text_20_body">
      <style:paragraph-properties fo:margin-top="0cm" fo:margin-bottom="0cm" loext:contextual-spacing="false"/>
      <style:text-properties style:text-underline-style="none" officeooo:rsid="00222d1e" officeooo:paragraph-rsid="00222d1e"/>
    </style:style>
    <style:style style:name="P20" style:family="paragraph" style:parent-style-name="Text_20_body">
      <style:paragraph-properties fo:margin-top="0cm" fo:margin-bottom="0cm" loext:contextual-spacing="false"/>
      <style:text-properties style:text-underline-style="none" officeooo:rsid="0022aea5" officeooo:paragraph-rsid="0022aea5"/>
    </style:style>
    <style:style style:name="P21" style:family="paragraph" style:parent-style-name="Text_20_body">
      <style:paragraph-properties fo:margin-top="0cm" fo:margin-bottom="0cm" loext:contextual-spacing="false"/>
      <style:text-properties style:text-underline-style="none" officeooo:rsid="0023f918" officeooo:paragraph-rsid="0023f918"/>
    </style:style>
    <style:style style:name="P22" style:family="paragraph" style:parent-style-name="Text_20_body">
      <style:paragraph-properties fo:margin-top="0cm" fo:margin-bottom="0cm" loext:contextual-spacing="false"/>
      <style:text-properties style:text-underline-style="none" officeooo:rsid="0025cc74" officeooo:paragraph-rsid="0025cc74"/>
    </style:style>
    <style:style style:name="P23" style:family="paragraph" style:parent-style-name="Heading_20_10">
      <style:text-properties style:text-underline-style="solid" style:text-underline-width="auto" style:text-underline-color="font-color"/>
    </style:style>
    <style:style style:name="P24" style:family="paragraph" style:parent-style-name="Heading_20_10" style:list-style-name="">
      <style:text-properties style:text-underline-style="solid" style:text-underline-width="auto" style:text-underline-color="font-color"/>
    </style:style>
    <style:style style:name="P25" style:family="paragraph" style:parent-style-name="Heading_20_10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6d50" style:font-style-asian="italic" style:font-style-complex="italic"/>
    </style:style>
    <style:style style:name="T3" style:family="text">
      <style:text-properties fo:font-style="italic" officeooo:rsid="0015081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5272" style:font-style-asian="normal" style:font-style-complex="normal"/>
    </style:style>
    <style:style style:name="T7" style:family="text">
      <style:text-properties fo:font-style="normal" officeooo:rsid="00087fc2" style:font-style-asian="normal" style:font-style-complex="normal"/>
    </style:style>
    <style:style style:name="T8" style:family="text">
      <style:text-properties fo:font-style="normal" officeooo:rsid="000bb717" style:font-style-asian="normal" style:font-style-complex="normal"/>
    </style:style>
    <style:style style:name="T9" style:family="text">
      <style:text-properties fo:font-style="normal" officeooo:rsid="000d29b7" style:font-style-asian="normal" style:font-style-complex="normal"/>
    </style:style>
    <style:style style:name="T10" style:family="text">
      <style:text-properties fo:font-style="normal" officeooo:rsid="000dec81" style:font-style-asian="normal" style:font-style-complex="normal"/>
    </style:style>
    <style:style style:name="T11" style:family="text">
      <style:text-properties fo:font-style="normal" officeooo:rsid="000fadde" style:font-style-asian="normal" style:font-style-complex="normal"/>
    </style:style>
    <style:style style:name="T12" style:family="text">
      <style:text-properties fo:font-style="normal" officeooo:rsid="001037f8" style:font-style-asian="normal" style:font-style-complex="normal"/>
    </style:style>
    <style:style style:name="T13" style:family="text">
      <style:text-properties fo:font-style="normal" officeooo:rsid="001315bf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9e328"/>
    </style:style>
    <style:style style:name="T16" style:family="text">
      <style:text-properties officeooo:rsid="001c4361"/>
    </style:style>
    <style:style style:name="T17" style:family="text">
      <style:text-properties officeooo:rsid="001fa453"/>
    </style:style>
    <style:style style:name="T18" style:family="text">
      <style:text-properties officeooo:rsid="00201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Les formes d'exclusion et de domination en Grèce eu V°s</text:h>
      <text:p text:style-name="P1"/>
      <text:p text:style-name="P1">Pour faits condamnés par la loi :</text:p>
      <text:p text:style-name="P2">Ostracisme</text:p>
      <text:p text:style-name="P1"><text:span text:style-name="T4">Atime</text:span> (a, préfixe privatif+<text:span text:style-name="T1">timè</text:span><text:span text:style-name="T5">, "l'honneur") = privatisation des droits civiques</text:span></text:p>
      <text:p text:style-name="P1"><text:span text:style-name="T5"/></text:p>
      <text:p text:style-name="P1"><text:span text:style-name="T5">En raison du satut:</text:span></text:p>
      <text:p text:style-name="P1"><text:span text:style-name="T5">Les femmes</text:span></text:p>
      <text:p text:style-name="P1"><text:span text:style-name="T5">Les étrangers</text:span></text:p>
      <text:p text:style-name="P1"><text:span text:style-name="T5">Les esclaves</text:span></text:p>
      <text:p text:style-name="P1"><text:span text:style-name="T5"/></text:p>
      <text:h text:style-name="P23" text:outline-level="10">I.Les femmes</text:h>
      <text:p text:style-name="P1"><text:span text:style-name="T5">Une histographie récente : "l'allongement du questionnaire historique"</text:span></text:p>
      <text:p text:style-name="P1"><text:span text:style-name="T5">Années 60 : les "Gender Studies"</text:span></text:p>
      <text:p text:style-name="P1"><text:span text:style-name="T5"/></text:p>
      <text:p text:style-name="P1"><text:span text:style-name="T5">Pierre Brulé, </text:span><text:span text:style-name="T1">Les femmes grecques à l'époque classique</text:span><text:span text:style-name="T5">,Paris, 2002</text:span></text:p>
      <text:p text:style-name="P1"><text:span text:style-name="T5"/></text:p>
      <text:p text:style-name="P3"><text:span text:style-name="T5">I.A.une infériorité "naturelle" </text:span></text:p>
      <text:p text:style-name="P3"><text:span text:style-name="T5"><text:tab/>*physique</text:span></text:p>
      <text:p text:style-name="P3"><text:span text:style-name="T5"><text:tab/>*morale</text:span></text:p>
      <text:p text:style-name="P5"><text:span text:style-name="T5">menstruation = souillure</text:span></text:p>
      <text:p text:style-name="P4"><text:span text:style-name="T5">mythologie : Hésiode ; Pandora, la première femme début du malheur des hommes</text:span></text:p>
      <text:p text:style-name="P4"><text:span text:style-name="T5"><text:tab/>Déméter</text:span></text:p>
      <text:p text:style-name="P4"><text:span text:style-name="T5"><text:tab/>Aphrodite</text:span></text:p>
      <text:p text:style-name="P4"><text:span text:style-name="T5"><text:tab/>Athéna – Artémis </text:span><text:span text:style-name="T6">guerrière/puissance/dénie féminité _ vierges</text:span></text:p>
      <text:p text:style-name="P4"><text:span text:style-name="T5"><text:tab/>Les Amazones </text:span><text:span text:style-name="T7">refusent féminité _ se coupent un sein</text:span></text:p>
      <text:p text:style-name="P4"><text:span text:style-name="T5"/></text:p>
      <text:p text:style-name="P6"><text:span text:style-name="T5">I.B. l'exclusion politique à Athènes</text:span></text:p>
      <text:p text:style-name="P6"><text:span text:style-name="T5"><text:tab/>*pas de démotique – "fille de-" ou "épouse de -"</text:span></text:p>
      <text:p text:style-name="P6"><text:span text:style-name="T5"><text:tab/>tâches ménagères. Le </text:span><text:span text:style-name="T1">gynécée</text:span><text:span text:style-name="T8">(de gyné – gynaikos)</text:span></text:p>
      <text:p text:style-name="P6"><text:span text:style-name="T8"><text:tab/>*</text:span><text:span text:style-name="T9">pas de liberté de mouvement (régles sur leur moyen de transport / horaires déplacements)</text:span></text:p>
      <text:p text:style-name="P6"><text:span text:style-name="T9"><text:tab/>*</text:span><text:span text:style-name="T10">éducation presque inexistante/séculaire</text:span></text:p>
      <text:p text:style-name="P6"><text:span text:style-name="T10">I.B. l'infériorité économique et sociale</text:span></text:p>
      <text:p text:style-name="P6"><text:span text:style-name="T10"><text:tab/>*mariage sans consentement</text:span></text:p>
      <text:p text:style-name="P6"><text:span text:style-name="T10"><text:tab/>*</text:span><text:span text:style-name="T11">la dot</text:span></text:p>
      <text:p text:style-name="P6"><text:span text:style-name="T11"><text:tab/>*la femme épiclère</text:span></text:p>
      <text:p text:style-name="P6"><text:span text:style-name="T11"><text:tab/>*la femme idéale : Pénélope </text:span><text:span text:style-name="T12">(elle attend son mari)</text:span></text:p>
      <text:p text:style-name="P7"><text:span text:style-name="T12">L</text:span><text:span text:style-name="T5">es Athéniennes – et les autres</text:span></text:p>
      <text:p text:style-name="P7"><text:span text:style-name="T5">prostituées (pornai) : </text:span><text:span text:style-name="T13">des esclaves</text:span></text:p>
      <text:p text:style-name="P7"><text:span text:style-name="T5">concubines (pallakai) : </text:span><text:span text:style-name="T13">des étrangères</text:span></text:p>
      <text:p text:style-name="P7"><text:span text:style-name="T5">épouses (gynaikai) : </text:span><text:span text:style-name="T13">des filles de citoyens</text:span></text:p>
      <text:p text:style-name="P7"><text:span text:style-name="T13"/></text:p>
      <text:p text:style-name="P8"><text:span text:style-name="T13">I.</text:span><text:span text:style-name="T5">C. La politisation de la féminité à Sparte</text:span></text:p>
      <text:p text:style-name="P8"><text:span text:style-name="T5"><text:tab/>*un stéréotype inversé</text:span></text:p>
      <text:p text:style-name="P8"><text:span text:style-name="T5"><text:tab/>*une fonction nataliste ("eugéniste", l'exposition des nouveaux-nés)</text:span></text:p>
      <text:p text:style-name="P8"><text:span text:style-name="T5"><text:tab/>*le </text:span><text:span text:style-name="T1">klè</text:span><text:span text:style-name="T2">r</text:span><text:span text:style-name="T1">os</text:span></text:p>
      <text:h text:style-name="Heading_20_10" text:outline-level="10"><text:span text:style-name="T3"/></text:h>
      <text:h text:style-name="P24" text:outline-level="10"/>
      <text:h text:style-name="P25" text:outline-level="10">II. Les étrangers</text:h>
      <text:p text:style-name="Text_20_body"><text:span text:style-name="T14"/></text:p>
      <text:p text:style-name="P9">Xénos </text:p>
      <text:p text:style-name="P10"><text:tab/>l'hôte / l'étranger</text:p>
      <text:p text:style-name="P10"/>
      <text:p text:style-name="P11">*"droit du sang" (citoyenneté par filiation même si nait à l'étranger)</text:p>
      <text:p text:style-name="P11">*une incapacité juridique</text:p>
      <text:p text:style-name="P11">*aucun droit de propriété immobilière</text:p>
      <text:p text:style-name="P11"/>
      <text:p text:style-name="P12">II.A. Proxène (pro+xénos) (celui qui protège étranger)</text:p>
      <text:p text:style-name="P12"/>
      <text:p text:style-name="P12">Symbola : "conventions"</text:p>
      <text:p text:style-name="P12">Métèque(meta+oikos = celui qui vit à côté de l'oikos") : <text:span text:style-name="T15">commerce+artisants</text:span></text:p>
      <text:p text:style-name="P12"><text:tab/>les prostatès</text:p>
      <text:p text:style-name="P12"><text:tab/>le metoikion</text:p>
      <text:p text:style-name="P12"/>
      <text:p text:style-name="P13">II.C. Entre défiance et acceptation</text:p>
      <text:p text:style-name="P13"/>
      <text:p text:style-name="P13">Spartes ref<text:span text:style-name="T16">u</text:span>se étrangers : xénélasie (expulsion des étrangers)</text:p>
      <text:p text:style-name="P13"/>
      <text:p text:style-name="P14">Athènes accepte / octroi de </text:p>
      <text:p text:style-name="P14"><text:tab/><text:tab/><text:tab/><text:tab/>l'entèsis (accès à la propriété)</text:p>
      <text:p text:style-name="P14"><text:tab/><text:tab/><text:tab/><text:tab/>l'isotélie (isos+telos) "la taxe" = "égalité devant les impots"</text:p>
      <text:p text:style-name="P14"><text:tab/><text:tab/><text:tab/><text:tab/>épigamie (gamos, "le mariage") = "accès au mariage légal"</text:p>
      <text:p text:style-name="P15"/>
      <text:p text:style-name="P15">l'isotélie fu<text:span text:style-name="T17">t </text:span>accordé à ltout les Platéins</text:p>
      <text:p text:style-name="P15"/>
      <text:p text:style-name="P15"/>
      <text:p text:style-name="P16">III. La diversité de l'esclavage</text:p>
      <text:p text:style-name="P16">A. Le processus d'asservissement et les types statutaires</text:p>
      <text:p text:style-name="P16"/>
      <text:p text:style-name="P16">Doulos "soumis"</text:p>
      <text:p text:style-name="P16">Andrapodon "homme à pattes"</text:p>
      <text:p text:style-name="P16">Païs "enfant" (incapacité juridique)</text:p>
      <text:p text:style-name="P16">Hilote "celui qui a été capturé"</text:p>
      <text:p text:style-name="P16">Gymnète "le nu"</text:p>
      <text:p text:style-name="P16">Penestès "le pauvre"</text:p>
      <text:p text:style-name="P16">Oiketès "celui qui vit dans l'oikos"</text:p>
      <text:p text:style-name="P16"/>
      <text:p text:style-name="P17">comment dvient-on esclave ?</text:p>
      <text:p text:style-name="P17"><text:tab/>guerre</text:p>
      <text:p text:style-name="P17"><text:tab/>commerce (la traite)</text:p>
      <text:p text:style-name="P17"><text:tab/>naissance <text:span text:style-name="T18">à la maison</text:span> (oikogenès)</text:p>
      <text:p text:style-name="P15"/>
      <text:p text:style-name="P18">esclave marchandise</text:p>
      <text:p text:style-name="P18"><text:tab/>propriété d'un maître</text:p>
      <text:p text:style-name="P18"><text:tab/>origine ethnique variée (barbare)</text:p>
      <text:p text:style-name="P18"><text:tab/>acquisition</text:p>
      <text:p text:style-name="P18"><text:tab/>variété des emplois</text:p>
      <text:p text:style-name="P18"/>
      <text:p text:style-name="P18"/>
      <text:p text:style-name="P19"><text:soft-page-break/>esclave dépendant</text:p>
      <text:p text:style-name="P19"><text:tab/>propriété d'une cité (hilotes à Sparte)</text:p>
      <text:p text:style-name="P19"><text:tab/>identité communautaire (les Messéniens)</text:p>
      <text:p text:style-name="P19"><text:tab/>union sociale reconnue</text:p>
      <text:p text:style-name="P19"><text:tab/>tâches agricoles</text:p>
      <text:p text:style-name="P19"/>
      <text:p text:style-name="P20">III.B. La place des esclaves dans l'économie</text:p>
      <text:p text:style-name="P20"><text:tab/>les seceurs d'activité des esclaves-marchandise</text:p>
      <text:p text:style-name="P20"><text:tab/>gestion directe ou indirecte (grands atelies)</text:p>
      <text:p text:style-name="P20"><text:tab/>les cas des choris oikountes ("établis au dehors")</text:p>
      <text:p text:style-name="P20"/>
      <text:p text:style-name="P21">III.C. Une société esclavagiste</text:p>
      <text:p text:style-name="P21"><text:tab/>une réflexion sur l'esclavage inexistante ?</text:p>
      <text:p text:style-name="P21"><text:tab/>pas de menaces de révolte (pas ou peu de communication entre barbares de différentes <text:tab/>origines / pas de groupement d'esclaves)</text:p>
      <text:p text:style-name="P21"><text:tab/>Les conditions de vie / démocratie repose sur l'esclavage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Grec : société de domination / citoyens au sommet de la pyram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30S</meta:editing-duration>
    <meta:editing-cycles>33</meta:editing-cycles>
    <meta:generator>LibreOffice/5.3.6.1$Windows_x86 LibreOffice_project/686f202eff87ef707079aeb7f485847613344eb7</meta:generator>
    <dc:date>2017-11-20T12:24:12.146000000</dc:date>
    <meta:document-statistic meta:table-count="0" meta:image-count="0" meta:object-count="0" meta:page-count="3" meta:paragraph-count="89" meta:word-count="462" meta:character-count="3202" meta:non-whitespace-character-count="2772"/>
    <meta:user-defined meta:name="Info 1"/>
    <meta:user-defined meta:name="Info 2"/>
    <meta:user-defined meta:name="Info 3"/>
    <meta:user-defined meta:name="Info 4"/>
  </office:meta>
</office:document-meta>
</file>